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center"/>
      <style:text-properties fo:font-size="16pt"/>
    </style:style>
    <style:style style:name="P4" style:family="paragraph">
      <style:paragraph-properties fo:text-align="center"/>
      <style:text-properties fo:font-size="16pt" fo:font-weight="bold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size="16pt"/>
    </style:style>
    <style:style style:name="T1" style:family="text">
      <style:text-properties fo:font-size="16pt" fo:font-weight="bold"/>
    </style:style>
    <style:style style:name="T2" style:family="text">
      <style:text-properties fo:font-size="16pt" fo:font-weight="normal"/>
    </style:style>
    <style:style style:name="T3" style:family="text">
      <style:text-properties fo:font-size="16pt"/>
    </style:style>
    <style:style style:name="T4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3" draw:id="id2" draw:layer="layout" svg:width="8.36cm" svg:height="12.103cm" svg:x="24.924cm" svg:y="12.439cm">
          <text:p text:style-name="P1"><text:span text:style-name="T1">Organization</text:span></text:p>
          <text:p text:style-name="P1"><text:span text:style-name="T1"/></text:p>
          <text:p text:style-name="P2"><text:span text:style-name="T1">PK</text:span><text:span text:style-name="T2"> organization_id</text:span></text:p>
          <text:p text:style-name="P2"><text:span text:style-name="T1">IDX</text:span><text:span text:style-name="T2"> email</text:span></text:p>
          <text:p text:style-name="P2"><text:span text:style-name="T2">crypted_password</text:span></text:p>
          <text:p text:style-name="P2"><text:span text:style-name="T2">salt</text:span></text:p>
          <text:p text:style-name="P2"><text:span text:style-name="T2">created_at</text:span></text:p>
          <text:p text:style-name="P2"><text:span text:style-name="T2">updated_at</text:span></text:p>
          <text:p text:style-name="P2"><text:span text:style-name="T2">last_login_at</text:span></text:p>
          <text:p text:style-name="P2"><text:span text:style-name="T2">remember_token</text:span></text:p>
          <text:p text:style-name="P2"><text:span text:style-name="T2">remember_token_expires_at</text:span></text:p>
          <text:p text:style-name="P2"><text:span text:style-name="T2"><text:s/></text:span><text:span text:style-name="T2">name</text:span></text:p>
          <text:p text:style-name="P2"><text:span text:style-name="T2">location</text:span></text:p>
          <text:p text:style-name="P2"><text:span text:style-name="T2">contact_name</text:span></text:p>
          <text:p text:style-name="P2"><text:span text:style-name="T2">city</text:span></text:p>
          <text:p text:style-name="P2"><text:span text:style-name="T2">state</text:span></text:p>
          <text:p text:style-name="P2"><text:span text:style-name="T2">zip</text:span></text:p>
          <text:p text:style-name="P2"><text:span text:style-name="T2">indust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3" draw:layer="layout" svg:width="5.715cm" svg:height="5.523cm" svg:x="26.356cm" svg:y="5.252cm">
          <text:p text:style-name="P1"><text:span text:style-name="T1">Survey</text:span></text:p>
          <text:p text:style-name="P1"><text:span text:style-name="T1"/></text:p>
          <text:p text:style-name="P2"><text:span text:style-name="T1">PK</text:span><text:span text:style-name="T2"> survey_id</text:span></text:p>
          <text:p text:style-name="P2"><text:span text:style-name="T1">FK IDX</text:span><text:span text:style-name="T2"> sponsor_id</text:span></text:p>
          <text:p text:style-name="P2"><text:span text:style-name="T2">title</text:span></text:p>
          <text:p text:style-name="P2"><text:span text:style-name="T2">description</text:span></text:p>
          <text:p text:style-name="P2"><text:span text:style-name="T2">created_at</text:span></text:p>
          <text:p text:style-name="P2"><text:span text:style-name="T2">end_d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9" draw:layer="layout" svg:width="5.715cm" svg:height="8.01cm" svg:x="17.781cm" svg:y="1.141cm">
          <text:p text:style-name="P1"><text:span text:style-name="T1">Discussion</text:span></text:p>
          <text:p text:style-name="P1"><text:span text:style-name="T1"/></text:p>
          <text:p text:style-name="P2"><text:span text:style-name="T1">PK</text:span><text:span text:style-name="T2"> discussion_id</text:span></text:p>
          <text:p text:style-name="P2"><text:span text:style-name="T1">FK IDX</text:span><text:span text:style-name="T2"> parent_id</text:span></text:p>
          <text:p text:style-name="P2"><text:span text:style-name="T2">lft</text:span></text:p>
          <text:p text:style-name="P2"><text:span text:style-name="T2">rgt</text:span></text:p>
          <text:p text:style-name="P2"><text:span text:style-name="T1">FK IDX</text:span><text:span text:style-name="T2"> survey_id</text:span></text:p>
          <text:p text:style-name="P2"><text:span text:style-name="T1">FK</text:span><text:span text:style-name="T2"> organization_id</text:span></text:p>
          <text:p text:style-name="P2"><text:span text:style-name="T2">created_at</text:span></text:p>
          <text:p text:style-name="P2"><text:span text:style-name="T2">title</text:span></text:p>
          <text:p text:style-name="P2"><text:span text:style-name="T2">body</text:span></text:p>
          <text:p text:style-name="P2"><text:span text:style-name="T2">times_report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4" draw:layer="layout" svg:width="5.08cm" svg:height="4.695cm" svg:x="26.777cm" svg:y="26.205cm">
          <text:p text:style-name="P1"><text:span text:style-name="T1">Network</text:span></text:p>
          <text:p text:style-name="P1"><text:span text:style-name="T1"/></text:p>
          <text:p text:style-name="P2"><text:span text:style-name="T1">PK</text:span><text:span text:style-name="T3"> network_id</text:span></text:p>
          <text:p text:style-name="P2"><text:span text:style-name="T3">title</text:span></text:p>
          <text:p text:style-name="P2"><text:span text:style-name="T3">description</text:span></text:p>
          <text:p text:style-name="P2"><text:span text:style-name="T3">created_at</text:span></text:p>
          <text:p text:style-name="P2"><text:span text:style-name="T1">FK</text:span><text:span text:style-name="T3"> </text:span><text:span text:style-name="T1">IDX</text:span><text:span text:style-name="T3"> owner_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1" draw:layer="layout" svg:width="5.397cm" svg:height="6.74cm" svg:x="16.035cm" svg:y="15.924cm">
          <text:p text:style-name="P1"><text:span text:style-name="T1">Invitation</text:span></text:p>
          <text:p text:style-name="P1"><text:span text:style-name="T1"/></text:p>
          <text:p text:style-name="P2"><text:span text:style-name="T1">PK</text:span><text:span text:style-name="T2"> invitation_id</text:span></text:p>
          <text:p text:style-name="P2"><text:span text:style-name="T1">FK IDX </text:span><text:span text:style-name="T2">network_id</text:span></text:p>
          <text:p text:style-name="P2"><text:span text:style-name="T1">FK IDX </text:span><text:span text:style-name="T2">survey_id</text:span></text:p>
          <text:p text:style-name="P2"><text:span text:style-name="T1">FK IDX</text:span><text:span text:style-name="T2"> inviter_id</text:span></text:p>
          <text:p text:style-name="P2"><text:span text:style-name="T1">FK IDX</text:span><text:span text:style-name="T2"> invitee_id</text:span></text:p>
          <text:p text:style-name="P2"><text:span text:style-name="T2">created_at</text:span></text:p>
          <text:p text:style-name="P2"><text:span text:style-name="T1">IDX</text:span><text:span text:style-name="T2"> type</text:span></text:p>
          <text:p text:style-name="P2"><text:span text:style-name="T2">statu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5" draw:layer="layout" svg:width="7.62cm" svg:height="3.81cm" svg:x="15.082cm" svg:y="26.573cm">
          <text:p text:style-name="P1"><text:span text:style-name="T1">Networks_Organizations</text:span></text:p>
          <text:p text:style-name="P1"><text:span text:style-name="T3"/></text:p>
          <text:p text:style-name="P2"><text:span text:style-name="T1">PK</text:span><text:span text:style-name="T3"> network_organization_id</text:span></text:p>
          <text:p text:style-name="P2"><text:span text:style-name="T1">FK IDX</text:span><text:span text:style-name="T3"> network_id</text:span></text:p>
          <text:p text:style-name="P2"><text:span text:style-name="T1">FK IDX</text:span><text:span text:style-name="T3"> organization_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id="id7" draw:layer="layout" svg:width="7.673cm" svg:height="5.152cm" svg:x="36.885cm" svg:y="9.692cm">
          <text:p text:style-name="P1"><text:span text:style-name="T1">Response</text:span></text:p>
          <text:p text:style-name="P1"><text:span text:style-name="T1"/></text:p>
          <text:p text:style-name="P2"><text:span text:style-name="T1">PK </text:span><text:span text:style-name="T2">response_id</text:span></text:p>
          <text:p text:style-name="P2"><text:span text:style-name="T1">FK IDX </text:span><text:span text:style-name="T2">question_id</text:span></text:p>
          <text:p text:style-name="P2"><text:span text:style-name="T1">FK IDX</text:span><text:span text:style-name="T2"> organization_id</text:span></text:p>
          <text:p text:style-name="P2"><text:span text:style-name="T1">FK IDX</text:span><text:span text:style-name="T2"> external_invitation_id</text:span></text:p>
          <text:p text:style-name="P2"><text:span text:style-name="T2">textual_response</text:span></text:p>
          <text:p text:style-name="P2"><text:span text:style-name="T2">numerical_respon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5" draw:id="id8" draw:layer="layout" svg:width="5.715cm" svg:height="6.35cm" svg:x="36.301cm" svg:y="1.259cm">
          <text:p text:style-name="P1"><text:span text:style-name="T4">Question</text:span></text:p>
          <text:p text:style-name="P1"><text:span text:style-name="T3"/></text:p>
          <text:p text:style-name="P2"><text:span text:style-name="T1">PK</text:span><text:span text:style-name="T3"> question_id</text:span></text:p>
          <text:p text:style-name="P2"><text:span text:style-name="T1">FK IDX</text:span><text:span text:style-name="T3"> survey_id</text:span></text:p>
          <text:p text:style-name="P2"><text:span text:style-name="T3">text</text:span></text:p>
          <text:p text:style-name="P2"><text:span text:style-name="T3">question_type</text:span></text:p>
          <text:p text:style-name="P2"><text:span text:style-name="T3">question_parameters</text:span></text:p>
          <text:p text:style-name="P2"><text:span text:style-name="T3">html_parameters</text:span></text:p>
          <text:p text:style-name="P2"><text:span text:style-name="T3">op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6" draw:layer="layout" svg:width="6.985cm" svg:height="7.866cm" svg:x="37.573cm" svg:y="17.512cm">
          <text:p text:style-name="P1"><text:span text:style-name="T1">External_Invitation</text:span></text:p>
          <text:p text:style-name="P1"><text:span text:style-name="T3"/></text:p>
          <text:p text:style-name="P2"><text:span text:style-name="T1">PK</text:span><text:span text:style-name="T3"> external_invitation_id</text:span></text:p>
          <text:p text:style-name="P2"><text:span text:style-name="T1">FK IDX </text:span><text:span text:style-name="T3"><text:s/>inviter_id</text:span></text:p>
          <text:p text:style-name="P2"><text:span text:style-name="T1">FK IDX</text:span><text:span text:style-name="T3"> survey_id</text:span></text:p>
          <text:p text:style-name="P2"><text:span text:style-name="T1">FK</text:span><text:span text:style-name="T3"> </text:span><text:span text:style-name="T1">IDX</text:span><text:span text:style-name="T3"> network_id</text:span></text:p>
          <text:p text:style-name="P2"><text:span text:style-name="T3">name</text:span></text:p>
          <text:p text:style-name="P2"><text:span text:style-name="T3">email</text:span></text:p>
          <text:p text:style-name="P2"><text:span text:style-name="T3">created_at</text:span></text:p>
          <text:p text:style-name="P2"><text:span text:style-name="T3">status</text:span></text:p>
          <text:p text:style-name="P2"><text:span text:style-name="T1">IDX</text:span><text:span text:style-name="T3"> key</text:span></text:p>
          <text:p text:style-name="P2"><text:span text:style-name="T1">IDX</text:span><text:span text:style-name="T3">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6.35cm" svg:height="6.35cm" svg:x="9.527cm" svg:y="7.827cm">
          <text:p text:style-name="P1"><text:span text:style-name="T1">Pending Account</text:span></text:p>
          <text:p text:style-name="P1"><text:span text:style-name="T3"/></text:p>
          <text:p text:style-name="P2"><text:span text:style-name="T1">PK</text:span><text:span text:style-name="T3"> pending_account_id</text:span></text:p>
          <text:p text:style-name="P2"><text:span text:style-name="T3">name </text:span></text:p>
          <text:p text:style-name="P2"><text:span text:style-name="T3">email</text:span></text:p>
          <text:p text:style-name="P2"><text:span text:style-name="T3">contact name</text:span></text:p>
          <text:p text:style-name="P2"><text:span text:style-name="T3">phone</text:span></text:p>
          <text:p text:style-name="P2"><text:span text:style-name="T3">created_at</text:span></text:p>
          <text:p text:style-name="P2"><text:span text:style-name="T1">IDX</text:span><text:span text:style-name="T3"> ke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6" draw:layer="layout" draw:type="lines" svg:x1="21.432cm" svg:y1="19.293cm" svg:x2="24.924cm" svg:y2="18.49cm" draw:start-shape="id1" draw:start-glue-point="7" draw:end-shape="id2" draw:end-glue-point="5">
          <text:p text:style-name="P6"><text:span text:style-name="T3">Invitee</text:span></text:p>
        </draw:connector>
        <draw:connector draw:style-name="gr2" draw:text-style-name="P6" draw:layer="layout" draw:type="lines" svg:x1="18.733cm" svg:y1="15.924cm" svg:x2="29.103cm" svg:y2="12.439cm" draw:start-shape="id1" draw:start-glue-point="4" draw:end-shape="id2" draw:end-glue-point="4">
          <text:p text:style-name="P1"><text:span text:style-name="T3">Inviter</text:span></text:p>
        </draw:connector>
        <draw:connector draw:style-name="gr3" draw:text-style-name="P5" draw:layer="layout" draw:type="lines" svg:x1="18.733cm" svg:y1="15.924cm" svg:x2="26.356cm" svg:y2="8.013cm" draw:start-shape="id1" draw:start-glue-point="4" draw:end-shape="id3">
          <text:p/>
        </draw:connector>
        <draw:connector draw:style-name="gr3" draw:text-style-name="P5" draw:layer="layout" draw:type="lines" svg:x1="18.733cm" svg:y1="22.662cm" svg:x2="26.777cm" svg:y2="28.552cm" draw:start-shape="id1" draw:start-glue-point="6" draw:end-shape="id4">
          <text:p/>
        </draw:connector>
        <draw:connector draw:style-name="gr3" draw:text-style-name="P5" draw:layer="layout" draw:type="lines" svg:x1="22.7cm" svg:y1="28.477cm" svg:x2="26.777cm" svg:y2="28.552cm" draw:start-shape="id5" draw:start-glue-point="7" draw:end-shape="id4" draw:end-glue-point="5">
          <text:p/>
        </draw:connector>
        <draw:connector draw:style-name="gr3" draw:text-style-name="P5" draw:layer="layout" draw:type="lines" svg:x1="18.891cm" svg:y1="26.573cm" svg:x2="29.103cm" svg:y2="24.542cm" draw:start-shape="id5" draw:start-glue-point="4" draw:end-shape="id2" draw:end-glue-point="6">
          <text:p/>
        </draw:connector>
        <draw:connector draw:style-name="gr2" draw:text-style-name="P6" draw:layer="layout" draw:type="lines" svg:x1="29.316cm" svg:y1="26.205cm" svg:x2="29.103cm" svg:y2="24.542cm" draw:start-shape="id4" draw:start-glue-point="4" draw:end-shape="id2" draw:end-glue-point="6">
          <text:p text:style-name="P1"><text:span text:style-name="T3">Owner</text:span></text:p>
        </draw:connector>
        <draw:connector draw:style-name="gr3" draw:text-style-name="P5" draw:layer="layout" draw:type="lines" svg:x1="37.573cm" svg:y1="21.444cm" svg:x2="31.857cm" svg:y2="28.552cm" draw:start-shape="id6" draw:start-glue-point="5" draw:end-shape="id4" draw:end-glue-point="7">
          <text:p/>
        </draw:connector>
        <draw:connector draw:style-name="gr3" draw:text-style-name="P5" draw:layer="layout" draw:type="lines" svg:x1="37.573cm" svg:y1="21.444cm" svg:x2="32.069cm" svg:y2="8.013cm" draw:start-shape="id6" draw:start-glue-point="5" draw:end-shape="id3" draw:end-glue-point="7">
          <text:p/>
        </draw:connector>
        <draw:connector draw:style-name="gr2" draw:text-style-name="P6" draw:layer="layout" draw:type="lines" svg:x1="37.573cm" svg:y1="21.444cm" svg:x2="33.284cm" svg:y2="18.49cm" draw:start-shape="id6" draw:start-glue-point="5" draw:end-shape="id2" draw:end-glue-point="7">
          <text:p text:style-name="P1"><text:span text:style-name="T3">Inviter</text:span></text:p>
        </draw:connector>
        <draw:connector draw:style-name="gr3" draw:text-style-name="P5" draw:layer="layout" draw:type="lines" svg:x1="40.721cm" svg:y1="9.692cm" svg:x2="39.157cm" svg:y2="7.607cm" draw:start-shape="id7" draw:start-glue-point="4" draw:end-shape="id8" draw:end-glue-point="6">
          <text:p/>
        </draw:connector>
        <draw:connector draw:style-name="gr3" draw:text-style-name="P5" draw:layer="layout" draw:type="lines" svg:x1="36.885cm" svg:y1="12.267cm" svg:x2="33.284cm" svg:y2="18.49cm" draw:start-shape="id7" draw:start-glue-point="5" draw:end-shape="id2" draw:end-glue-point="7">
          <text:p/>
        </draw:connector>
        <draw:connector draw:style-name="gr3" draw:text-style-name="P5" draw:layer="layout" draw:type="lines" svg:x1="40.721cm" svg:y1="14.842cm" svg:x2="41.065cm" svg:y2="17.512cm" draw:start-shape="id7" draw:start-glue-point="6" draw:end-shape="id6" draw:end-glue-point="4">
          <text:p/>
        </draw:connector>
        <draw:connector draw:style-name="gr3" draw:text-style-name="P5" draw:layer="layout" draw:type="lines" svg:x1="36.301cm" svg:y1="4.433cm" svg:x2="32.069cm" svg:y2="8.013cm" draw:start-shape="id8" draw:start-glue-point="5" draw:end-shape="id3" draw:end-glue-point="7">
          <text:p/>
        </draw:connector>
        <draw:connector draw:style-name="gr3" draw:text-style-name="P5" draw:layer="layout" draw:type="lines" svg:x1="23.494cm" svg:y1="5.145cm" svg:x2="26.356cm" svg:y2="8.013cm" draw:start-shape="id9" draw:start-glue-point="7" draw:end-shape="id3" draw:end-glue-point="5">
          <text:p/>
        </draw:connector>
        <draw:connector draw:style-name="gr3" draw:text-style-name="P5" draw:layer="layout" draw:type="lines" svg:x1="20.637cm" svg:y1="9.149cm" svg:x2="29.104cm" svg:y2="12.439cm" draw:start-shape="id9" draw:start-glue-point="6" draw:end-shape="id2">
          <text:p/>
        </draw:connector>
        <draw:connector draw:style-name="gr3" draw:text-style-name="P5" draw:layer="layout" draw:type="curve" svg:x1="17.781cm" svg:y1="5.145cm" svg:x2="20.637cm" svg:y2="1.141cm" draw:start-shape="id9" draw:start-glue-point="5" draw:end-shape="id9" draw:end-glue-point="4">
          <text:p/>
        </draw:connector>
        <draw:connector draw:style-name="gr2" draw:text-style-name="P6" draw:layer="layout" draw:type="lines" svg:x1="29.212cm" svg:y1="10.775cm" svg:x2="29.103cm" svg:y2="12.439cm" draw:start-shape="id3" draw:start-glue-point="6" draw:end-shape="id2" draw:end-glue-point="4">
          <text:p text:style-name="P1"><text:span text:style-name="T3">Sponsor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78cm" fo:margin-bottom="1.198cm" fo:margin-left="0.635cm" fo:margin-right="0.665cm" fo:page-width="50.8cm" fo:page-height="38.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8-01-26T19:51:47</meta:creation-date>
    <dc:creator>Joshua Fleck</dc:creator>
    <dc:date>2008-03-15T13:14:38</dc:date>
    <dc:language>en-US</dc:language>
    <meta:editing-cycles>11</meta:editing-cycles>
    <meta:editing-duration>PT1H59M47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